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D44A4F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9.81604166666667cm"/>
    </style:style>
    <style:style style:name="co5" style:family="table-column">
      <style:table-column-properties fo:break-before="auto" style:column-width="4.31270833333333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REQUISITO</text:p>
          </table:table-cell>
          <table:table-cell office:value-type="string" table:style-name="ce1">
            <text:p>CLASSIFICAÇÃO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TAMANHO</text:p>
          </table:table-cell>
          <table:table-cell office:value-type="string" table:style-name="ce1">
            <text:p>FIBONACCI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o contexto na documentação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o objetivo na documentação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a justificativa na documentação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o escopo na documentação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as premissas na documentação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as restrições na documentação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fazer o backlog no trello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M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fazer o backlog no excel</text:p>
          </table:table-cell>
          <table:table-cell office:value-type="string" table:style-name="ce6">
            <text:p>importante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M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Fibonacci no excel</text:p>
          </table:table-cell>
          <table:table-cell office:value-type="string" table:style-name="ce6">
            <text:p>importante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criar o modelo lógico do banco de dados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2">
          <table:table-cell table:number-columns-repeated="4"/>
          <table:table-cell office:value-type="string" table:style-name="ce2">
            <text:p>atualizar o modelo lógico para comportar o quiz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2">
            <text:p>criar o script de implementação física do banco de dados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M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configurar o banco de dados na VM</text:p>
          </table:table-cell>
          <table:table-cell office:value-type="string" table:style-name="ce5">
            <text:p>essencial</text:p>
          </table:table-cell>
          <table:table-cell office:value-type="string" table:style-name="ce4">
            <text:p>a fazer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criar os slides de apresentação no canva</text:p>
          </table:table-cell>
          <table:table-cell office:value-type="string" table:style-name="ce5">
            <text:p>essencial</text:p>
          </table:table-cell>
          <table:table-cell office:value-type="string" table:style-name="ce4">
            <text:p>a fazer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criar o protótipo da página index do site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a navbar no site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M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criar a logo do site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M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o campo "sobre o site"</text:p>
          </table:table-cell>
          <table:table-cell office:value-type="string" table:style-name="ce6">
            <text:p>importante</text:p>
          </table:table-cell>
          <table:table-cell office:value-type="string" table:style-name="ce4">
            <text:p>a fazer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criar a tela de cadastro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M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o campo "personagem favorito" na tela de cadastro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criar tela de login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M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criar protótipo do fórum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integrar a página de cadastro ao banco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integrar a página de login ao banco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criar o protótipo do quiz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o diálogo da princesa no quiz</text:p>
          </table:table-cell>
          <table:table-cell office:value-type="string" table:style-name="ce6">
            <text:p>importante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M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integrar o quiz ao banco de dados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criar o gráfico de pizza referente aos personagens favoritos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criar o gráfico de barras referente ao quiz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criar a kpi, na página index, de pessoas registradas</text:p>
          </table:table-cell>
          <table:table-cell office:value-type="string" table:style-name="ce5">
            <text:p>essencial</text:p>
          </table:table-cell>
          <table:table-cell office:value-type="string" table:style-name="ce4">
            <text:p>a fazer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o campo "sobre o jogo" na página index</text:p>
          </table:table-cell>
          <table:table-cell office:value-type="string" table:style-name="ce6">
            <text:p>importante</text:p>
          </table:table-cell>
          <table:table-cell office:value-type="string" table:style-name="ce4">
            <text:p>a fazer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estilizar o quiz de modo a deixá-lo fiel ao jogo</text:p>
          </table:table-cell>
          <table:table-cell office:value-type="string" table:style-name="ce7">
            <text:p>desejável</text:p>
          </table:table-cell>
          <table:table-cell office:value-type="string" table:style-name="ce4">
            <text:p>a fazer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tualizar a documentação para incluir o backlog do trello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M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3">
          <table:table-cell table:number-columns-repeated="4"/>
          <table:table-cell office:value-type="string" table:style-name="ce2">
            <text:p>atualizar a documentação para incluir os entregáveis de socioemocional</text:p>
          </table:table-cell>
          <table:table-cell office:value-type="string" table:style-name="ce5">
            <text:p>essencial</text:p>
          </table:table-cell>
          <table:table-cell office:value-type="string" table:style-name="ce8">
            <text:p>concluído</text:p>
          </table:table-cell>
          <table:table-cell office:value-type="string" table:style-name="ce3">
            <text:p>P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a lógica para validar se o usuário está logado</text:p>
          </table:table-cell>
          <table:table-cell office:value-type="string" table:style-name="ce5">
            <text:p>essencial</text:p>
          </table:table-cell>
          <table:table-cell office:value-type="string" table:style-name="ce4">
            <text:p>a fazer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dicionar botão "sair" no site</text:p>
          </table:table-cell>
          <table:table-cell office:value-type="string" table:style-name="ce5">
            <text:p>essencial</text:p>
          </table:table-cell>
          <table:table-cell office:value-type="string" table:style-name="ce4">
            <text:p>a fazer</text:p>
          </table:table-cell>
          <table:table-cell office:value-type="string" table:style-name="ce3">
            <text:p>M</text:p>
          </table:table-cell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estilizar a página de login para deixá-la fiel ao jogo</text:p>
          </table:table-cell>
          <table:table-cell office:value-type="string" table:style-name="ce7">
            <text:p>desejável</text:p>
          </table:table-cell>
          <table:table-cell office:value-type="string" table:style-name="ce4">
            <text:p>a fazer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estilizar a página de cadastro para deixá-la fiel ao jogo</text:p>
          </table:table-cell>
          <table:table-cell office:value-type="string" table:style-name="ce7">
            <text:p>desejável</text:p>
          </table:table-cell>
          <table:table-cell office:value-type="string" table:style-name="ce4">
            <text:p>a fazer</text:p>
          </table:table-cell>
          <table:table-cell office:value-type="string" table:style-name="ce3">
            <text:p>G</text:p>
          </table:table-cell>
          <table:table-cell office:value-type="float" office:value="13" table:style-name="ce3">
            <text:p>13</text:p>
          </table:table-cell>
          <table:table-cell table:number-columns-repeated="16375"/>
        </table:table-row>
        <table:table-row table:number-rows-repeated="1048531" table:style-name="ro1">
          <table:table-cell table:number-columns-repeated="16384"/>
        </table:table-row>
      </table:table>
      <table:database-ranges>
        <table:database-range table:target-range-address="Planilha1.E7:Planilha1.I45" table:name="Tabe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5-24T18:29:31Z</meta:creation-date>
    <dc:date>2025-05-24T19:59:14Z</dc:date>
  </office:meta>
</office:document-meta>
</file>